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f84" officeooo:paragraph-rsid="0015ff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、for循环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31T11:18:12.570399471</meta:creation-date>
    <meta:generator>LibreOffice/6.4.7.2$Linux_X86_64 LibreOffice_project/40$Build-2</meta:generator>
    <dc:date>2025-12-31T11:35:56.064704998</dc:date>
    <meta:editing-duration>PT15M49S</meta:editing-duration>
    <meta:editing-cycles>2</meta:editing-cycles>
    <meta:document-statistic meta:table-count="0" meta:image-count="0" meta:object-count="0" meta:page-count="1" meta:paragraph-count="1" meta:word-count="5" meta:character-count="7" meta:non-whitespace-character-count="7"/>
  </office:meta>
</office:document-meta>
</file>